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Verdana1" svg:font-family="Verdana, sans-serif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break-before="auto" fo:break-after="auto" style:writing-mode="lr-tb"/>
      <style:text-properties fo:font-size="11pt" style:font-size-asian="11pt" style:font-size-complex="11pt"/>
    </style:style>
    <style:style style:name="P3" style:family="paragraph" style:parent-style-name="Standard">
      <style:paragraph-properties fo:line-height="15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top="0cm" fo:margin-bottom="0.282cm" fo:line-height="106%" fo:break-before="auto" fo:break-after="auto" style:writing-mode="lr-tb"/>
    </style:style>
    <style:style style:name="P5" style:family="paragraph" style:parent-style-name="Standard">
      <style:paragraph-properties fo:margin-top="0cm" fo:margin-bottom="0.282cm" fo:line-height="150%" fo:break-before="auto" fo:break-after="auto" style:writing-mode="lr-tb"/>
    </style:style>
    <style:style style:name="P6" style:family="paragraph" style:parent-style-name="Standard">
      <style:paragraph-properties fo:margin-top="0cm" fo:margin-bottom="0cm" fo:line-height="150%" fo:break-before="auto" fo:break-after="auto" style:writing-mode="lr-tb"/>
    </style:style>
    <style:style style:name="P7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8" style:family="paragraph" style:parent-style-name="Standard">
      <style:paragraph-properties fo:line-height="15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50%" fo:break-before="auto" fo:break-after="auto" style:writing-mode="lr-tb"/>
    </style:style>
    <style:style style:name="P10" style:family="paragraph" style:parent-style-name="Standard">
      <style:paragraph-properties fo:margin-top="0cm" fo:margin-bottom="0.282cm" fo:line-height="150%" fo:break-before="auto" fo:break-after="auto" style:writing-mode="lr-tb"/>
    </style:style>
    <style:style style:name="P11" style:family="paragraph" style:parent-style-name="Standard" style:master-page-name="Standard">
      <style:paragraph-properties fo:margin-top="0cm" fo:margin-bottom="0.282cm" fo:line-height="150%" style:page-number="auto" fo:break-before="auto" fo:break-after="auto" style:writing-mode="lr-tb"/>
    </style:style>
    <style:style style:name="P12" style:family="paragraph" style:parent-style-name="Standard">
      <style:paragraph-properties fo:margin-top="0cm" fo:margin-bottom="0.282cm" fo:line-height="150%"/>
    </style:style>
    <style:style style:name="P13" style:family="paragraph" style:parent-style-name="Heading_20_3">
      <style:paragraph-properties fo:margin-top="0.494cm" fo:margin-bottom="0.141cm" fo:line-height="115%" fo:break-before="auto" fo:break-after="auto" style:writing-mode="lr-tb"/>
    </style:style>
    <style:style style:name="P14" style:family="paragraph" style:parent-style-name="Heading_20_3">
      <style:paragraph-properties fo:margin-left="0cm" fo:margin-right="0cm" fo:margin-top="0.494cm" fo:margin-bottom="0.141cm" fo:line-height="115%" fo:text-align="start" style:justify-single-word="false" fo:text-indent="0cm" style:auto-text-indent="false" fo:break-before="auto" fo:break-after="auto" style:writing-mode="lr-tb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1155cc" fo:font-size="11pt" style:text-underline-style="solid" style:text-underline-width="auto" style:text-underline-color="font-color" style:font-size-asian="11pt" style:font-size-complex="11pt"/>
    </style:style>
    <style:style style:name="T4" style:family="text">
      <style:text-properties fo:color="#1155cc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5" style:family="text">
      <style:text-properties fo:color="#1155cc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7" style:family="text">
      <style:text-properties fo:color="#116699" style:font-name="Verdana" fo:font-size="9pt" style:text-underline-style="solid" style:text-underline-width="auto" style:text-underline-color="font-color" fo:font-weight="normal" fo:background-color="#ffffff" style:font-name-asian="Verdana" style:font-size-asian="9pt" style:font-weight-asian="normal" style:font-name-complex="Verdana" style:font-size-complex="9pt" style:font-weight-complex="normal"/>
    </style:style>
    <style:style style:name="T8" style:family="text">
      <style:text-properties fo:font-variant="normal" fo:text-transform="none" fo:color="#1155cc" style:font-name="Verdana1" fo:font-size="11pt" fo:letter-spacing="normal" fo:font-style="normal" style:text-underline-style="solid" style:text-underline-width="auto" style:text-underline-color="font-color" fo:font-weight="normal" style:font-size-asian="11pt" style:font-weight-asian="bold" style:font-size-complex="11pt" style:font-weight-complex="bold"/>
    </style:style>
    <style:style style:name="T9" style:family="text">
      <style:text-properties fo:font-variant="normal" fo:text-transform="none" fo:color="#1155cc" style:font-name="times" fo:font-size="11pt" fo:letter-spacing="normal" fo:font-style="normal" style:text-underline-style="solid" style:text-underline-width="auto" style:text-underline-color="font-color" fo:font-weight="normal" style:font-size-asian="11pt" style:font-weight-asian="bold" style:font-size-complex="11pt" style:font-weight-complex="bold"/>
    </style:style>
    <style:style style:name="T10" style:family="text">
      <style:text-properties fo:font-variant="normal" fo:text-transform="none" fo:color="#c61a1a" style:font-name="Verdana1" fo:font-size="9pt" fo:letter-spacing="normal" fo:font-style="normal" style:text-underline-style="solid" style:text-underline-width="auto" style:text-underline-color="font-color" fo:font-weight="normal" style:font-size-asian="11pt" style:font-weight-asian="bold" style:font-size-complex="11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Aluno</text:span><text:span text:style-name="T1">: José Leonardo A. S. Monteiro<text:tab/><text:tab/><text:tab/><text:tab/><text:tab/></text:span><text:span text:style-name="T2">Data:</text:span><text:span text:style-name="T1"> 22/02/2013</text:span></text:p>
      <text:p text:style-name="P5"><text:span text:style-name="T2">Fase/Iteração:</text:span><text:span text:style-name="T1"> Construção 7<text:tab/><text:tab/><text:tab/><text:tab/><text:tab/></text:span><text:span text:style-name="T2">Esforço Total:</text:span><text:span text:style-name="T1"> 5,6 horas</text:span></text:p>
      <text:p text:style-name="P3"><text:span text:style-name="T2"/></text:p>
      <text:h text:style-name="P13" text:outline-level="10"><text:span text:style-name="T6">Atividade</text:span><text:span text:style-name="T6">: </text:span><text:span text:style-name="T6">Previsto</text:span><text:span text:style-name="T6"> </text:span><text:span text:style-name="T6">X</text:span><text:span text:style-name="T6"> </text:span><text:span text:style-name="T6">Realizado</text:span><text:span text:style-name="T6"> </text:span><text:span text:style-name="T6">de</text:span><text:span text:style-name="T6"> </text:span><text:span text:style-name="T6">Escopo</text:span><text:span text:style-name="T6"> </text:span><text:span text:style-name="T6">do</text:span><text:span text:style-name="T6"> </text:span><text:span text:style-name="T6">Projeto</text:span><text:span text:style-name="T6"> </text:span><text:span text:style-name="T6">Atualizado</text:span><text:span text:style-name="T6"> <text:s text:c="3"/></text:span><text:span text:style-name="T6">Esforço</text:span><text:span text:style-name="T6">: 1,5</text:span><text:span text:style-name="T6">h</text:span></text:h>
      <text:p text:style-name="P5"><text:span text:style-name="T2">Descrição</text:span><text:span text:style-name="T2">: </text:span><text:span text:style-name="T1">Atualizar</text:span><text:span text:style-name="T1"> </text:span><text:span text:style-name="T1">as</text:span><text:span text:style-name="T1"> </text:span><text:span text:style-name="T1">estórias</text:span><text:span text:style-name="T1"> </text:span><text:span text:style-name="T1">no</text:span><text:span text:style-name="T1"> </text:span><text:span text:style-name="T1">documento</text:span><text:span text:style-name="T1"> </text:span><text:span text:style-name="T1">de</text:span><text:span text:style-name="T1"> </text:span><text:span text:style-name="T1">previsto</text:span><text:span text:style-name="T1"> </text:span><text:span text:style-name="T1">x</text:span><text:span text:style-name="T1"> </text:span><text:span text:style-name="T1">realizado</text:span><text:span text:style-name="T1"> </text:span><text:span text:style-name="T1">do</text:span><text:span text:style-name="T1"> </text:span><text:span text:style-name="T1">escopo</text:span><text:span text:style-name="T1"> </text:span><text:span text:style-name="T1">do</text:span><text:span text:style-name="T1"> </text:span><text:span text:style-name="T1">projeto</text:span></text:p>
      <text:p text:style-name="P5"><text:span text:style-name="T2">Produtos</text:span><text:span text:style-name="T2">: </text:span><text:span text:style-name="T3">http</text:span><text:span text:style-name="T3">://</text:span><text:span text:style-name="T3">goo</text:span><text:span text:style-name="T3">.</text:span><text:span text:style-name="T3">gl</text:span><text:span text:style-name="T3">/9</text:span><text:span text:style-name="T3">YQ</text:span><text:span text:style-name="T3">40</text:span></text:p>
      <text:p text:style-name="P5"><text:span text:style-name="T2">Equipe</text:span><text:span text:style-name="T2">: </text:span><text:span text:style-name="T1">Não</text:span><text:span text:style-name="T1"> </text:span><text:span text:style-name="T1">se</text:span><text:span text:style-name="T1"> </text:span><text:span text:style-name="T1">aplica</text:span></text:p>
      <text:p text:style-name="P3"/>
      <text:h text:style-name="P13" text:outline-level="10"><text:bookmark-start text:name="h.su3bd1dim77u"/><text:span text:style-name="T6">Atividade</text:span><text:bookmark-end text:name="h.su3bd1dim77u"/><text:span text:style-name="T6">: Criar a Dicionarização da EAP <text:s text:c="3"/><text:tab/><text:tab/>Esforço: 2h</text:span></text:h>
      <text:p text:style-name="P5"><text:span text:style-name="T2">Descrição</text:span><text:span text:style-name="T2">: </text:span><text:span text:style-name="T1">Criar</text:span><text:span text:style-name="T1"> </text:span><text:span text:style-name="T1">a</text:span><text:span text:style-name="T1"> </text:span><text:span text:style-name="T1">documentação</text:span><text:span text:style-name="T1"> </text:span><text:span text:style-name="T1">descritiva</text:span><text:span text:style-name="T1"> </text:span><text:span text:style-name="T1">de</text:span><text:span text:style-name="T1"> </text:span><text:span text:style-name="T1">todos</text:span><text:span text:style-name="T1"> </text:span><text:span text:style-name="T1">os</text:span><text:span text:style-name="T1"> </text:span><text:span text:style-name="T1">itens</text:span><text:span text:style-name="T1"> </text:span><text:span text:style-name="T1">da</text:span><text:span text:style-name="T1"> </text:span><text:span text:style-name="T1">EAP</text:span></text:p>
      <text:p text:style-name="P12"><text:span text:style-name="T2">Produtos: </text:span><text:span text:style-name="T5">http://goo.gl/UZd4P</text:span></text:p>
      <text:p text:style-name="P5"><text:span text:style-name="T2">Equipe</text:span><text:span text:style-name="T2">: </text:span><text:span text:style-name="T1">Não</text:span><text:span text:style-name="T1"> </text:span><text:span text:style-name="T1">se</text:span><text:span text:style-name="T1"> </text:span><text:span text:style-name="T1">aplica</text:span></text:p>
      <text:p text:style-name="P3"/>
      <text:h text:style-name="P14" text:outline-level="10"><text:bookmark-start text:name="h.jazl3jo8rl03"/><text:span text:style-name="T6">Atividade</text:span><text:bookmark-end text:name="h.jazl3jo8rl03"/><text:span text:style-name="T6">: </text:span><text:span text:style-name="T6">EAP</text:span><text:span text:style-name="T6"> </text:span><text:span text:style-name="T6">da</text:span><text:span text:style-name="T6"> </text:span><text:span text:style-name="T6">Iteração</text:span><text:span text:style-name="T6"> <text:s text:c="3"/><text:tab/><text:tab/></text:span><text:span text:style-name="T6">Esforço</text:span><text:span text:style-name="T6">: 2,1</text:span><text:span text:style-name="T6">h</text:span></text:h>
      <text:p text:style-name="P5"><text:span text:style-name="T2">Descrição</text:span><text:span text:style-name="T2">:</text:span></text:p>
      <text:p text:style-name="P12"><text:span text:style-name="T2">Produtos: </text:span><text:a xlink:type="simple" xlink:href="http://goo.gl/HDH0w"><text:span text:style-name="T9">http://goo.gl/HDH0w</text:span></text:a></text:p>
      <text:p text:style-name="P5"><text:span text:style-name="T2">Equipe</text:span><text:span text:style-name="T2">: </text:span><text:span text:style-name="T1">Não</text:span><text:span text:style-name="T1"> </text:span><text:span text:style-name="T1">se</text:span><text:span text:style-name="T1"> </text:span><text:span text:style-name="T1">aplica</text:span></text:p>
      <text:p text:style-name="P9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Verdana1" svg:font-family="Verdana, sans-serif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.106cm" fo:line-height="100%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line-height="100%" fo:break-before="auto" fo:break-after="auto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line-height="100%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fo:line-height="100%" fo:text-align="center" style:justify-single-word="false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fo:line-height="100%" fo:text-align="center" style:justify-single-word="false" fo:break-before="auto" fo:break-after="auto" style:writing-mode="lr-tb"/>
      <style:text-properties style:font-name="Arial" style:font-name-asian="Arial" style:font-name-complex="Ari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P2" style:family="paragraph" style:parent-style-name="Standard">
      <style:paragraph-properties fo:line-height="100%" fo:break-before="auto" fo:break-after="auto" style:writing-mode="lr-tb"/>
    </style:style>
    <style:style style:name="MP3" style:family="paragraph" style:parent-style-name="Standard">
      <style:paragraph-properties fo:margin-top="0cm" fo:margin-bottom="0.282cm" fo:line-height="106%" fo:break-before="auto" fo:break-after="auto" style:writing-mode="lr-tb"/>
    </style:style>
    <style:style style:name="MP4" style:family="paragraph" style:parent-style-name="Standard">
      <style:paragraph-properties fo:line-height="100%" fo:break-before="auto" fo:break-after="auto" style:writing-mode="lr-tb"/>
      <style:text-properties fo:font-size="11pt" style:font-size-asian="11pt" style:font-size-complex="11pt"/>
    </style:style>
    <style:style style:name="MT1" style:family="text">
      <style:text-properties fo:font-size="11pt" style:font-size-asian="11pt" style:font-size-complex="11pt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draw:frame draw:style-name="Mfr1" draw:name="figura1" text:anchor-type="char" svg:x="14.58cm" svg:y="0cm" svg:width="2.256cm" svg:height="1.469cm" draw:z-index="0"><draw:image xlink:href="Pictures/1000020100000140000000F06BA53021.png" xlink:type="simple" xlink:show="embed" xlink:actuate="onLoad"/></draw:frame></text:p>
        <text:p text:style-name="MP2"><text:span text:style-name="MT1">Sistema</text:span><text:span text:style-name="MT1"> </text:span><text:span text:style-name="MT1">de</text:span><text:span text:style-name="MT1"> </text:span><text:span text:style-name="MT1">Gestão</text:span><text:span text:style-name="MT1"> </text:span><text:span text:style-name="MT1">Bibliográfica</text:span></text:p>
        <text:p text:style-name="MP3"><text:span text:style-name="MT1">Relatório</text:span><text:span text:style-name="MT1"> </text:span><text:span text:style-name="MT1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206</meta:generator>
    <dc:title/>
    <meta:initial-creator/>
    <meta:editing-cycles>2</meta:editing-cycles>
    <meta:document-statistic meta:table-count="0" meta:image-count="1" meta:object-count="0" meta:page-count="1" meta:paragraph-count="17" meta:word-count="102" meta:character-count="740" meta:non-whitespace-character-count="634"/>
    <dc:date>2013-02-22T20:10:41</dc:date>
    <meta:editing-duration>PT6M56S</meta:editing-duration>
  </office:meta>
</office:document-meta>
</file>